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U Valluvar" svg:font-family="'TAU Valluvar'"/>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24pt" fo:font-style="italic" fo:font-weight="normal" officeooo:rsid="000bc884" officeooo:paragraph-rsid="000bc884" style:font-size-asian="24pt" style:font-style-asian="italic" style:font-weight-asian="normal" style:font-size-complex="24pt" style:font-style-complex="italic" style:font-weight-complex="normal"/>
    </style:style>
    <style:style style:name="P2" style:family="paragraph" style:parent-style-name="Header">
      <style:paragraph-properties fo:text-align="justify" style:justify-single-word="false"/>
      <style:text-properties fo:font-size="36pt" fo:font-style="italic" fo:font-weight="bold" officeooo:rsid="000bc884" officeooo:paragraph-rsid="000bc884" style:font-size-asian="36pt" style:font-style-asian="italic" style:font-weight-asian="bold" style:font-size-complex="36pt"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Traffic congustion is one of the major problem that we're facing now-a-days. Getting stuck in a traffic jam is the biggest cause of everyday stress.It is an unplesant experience.</text:p>
      <text:p text:style-name="P1"><text:s text:c="3"/>However we cannot rule out that because population is more in our country. But we can create smart traffic control system in which the people who caught in the traffic can find for how many minutes they have to wait. </text:p>
      <text:p text:style-name="P1"><text:s text:c="3"/>We all have that curiosity to know how long should we wait to get the traffic cleared. In this smart traffic system the user gives the input and the system accurately calculates and gives the duration for the user to get out of traffic jam.</text:p>
      <text:p text:style-name="P1"><text:s text:c="3"/>Using this we can have pleasant travelling and no more stress because of traf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U Valluvar" svg:font-family="'TAU Valluvar'"/>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TAU Valluvar" style:font-size-complex="12pt" style:language-complex="ta"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TAU Valluvar" style:font-size-complex="12pt" style:language-complex="ta"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TAU Valluvar"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U Valluvar"/>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U Valluv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U Valluvar"/>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font-size="36pt" fo:font-style="italic" fo:font-weight="bold" officeooo:rsid="000bc884" officeooo:paragraph-rsid="000bc884" style:font-size-asian="36pt" style:font-style-asian="italic" style:font-weight-asian="bold" style:font-size-complex="36pt" style:font-style-complex="italic"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text:s/>Smart traffic regulation syste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cot </meta:initial-creator>
    <meta:creation-date>2018-02-15T18:08:59.702828824</meta:creation-date>
    <dc:date>2018-02-15T18:33:19.195148234</dc:date>
    <dc:creator>elcot </dc:creator>
    <meta:editing-duration>P0D</meta:editing-duration>
    <meta:editing-cycles>1</meta:editing-cycles>
    <meta:document-statistic meta:table-count="0" meta:image-count="0" meta:object-count="0" meta:page-count="1" meta:paragraph-count="5" meta:word-count="132" meta:character-count="759" meta:non-whitespace-character-count="619"/>
    <meta:generator>LibreOffice/4.1.0.4$Linux_x86 LibreOffice_project/410m0$Build-4</meta:generator>
  </office:meta>
</office:document-meta>
</file>